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m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 en détecteur au choix)</text:p>
      <text:p text:style-name="Standard"/>
      <text:p text:style-name="P1">pour detecteur et descripteurs de contours :</text:p>
      <text:p text:style-name="Standard"/>
      <text:p text:style-name="Standard">codage d'un détecteur de Canny(fonction Canny)</text:p>
      <text:p text:style-name="Standard">détecteur de Sobel(fonction Sobel)</text:p>
      <text:p text:style-name="Standard"/>
      <text:p text:style-name="Standard">matlab :</text:p>
      <text:p text:style-name="Standard"/>
      <text:p text:style-name="Standard"/>
      <text:p text:style-name="Standard"/>
      <text:p text:style-name="Standard"/>
      <text:p text:style-name="Standard"/>
      <text:p text:style-name="Standard">ce qui reste à faire 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)</text:p>
      <text:p text:style-name="Standard">comment comparer deux images avec descripteur de contours ? Quelles sont les descripteurs de contours ? Y-en-a-t'il ? Est-ce efficac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07T11:32:47</dc:date>
    <dc:creator>Daniel Veysseire</dc:creator>
    <meta:editing-duration>PT31M53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30" meta:character-count="842" meta:non-whitespace-character-count="726"/>
  </office:meta>
</office:document-meta>
</file>